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2708in"/>
    </style:style>
    <style:style style:name="Table1.B" style:family="table-column">
      <style:table-column-properties style:column-width="4.65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2">Resource Name / URL:</text:p>
            </table:table-cell>
            <table:table-cell table:style-name="Table1.B1" office:value-type="string">
              <text:p text:style-name="P2">Resource Description:</text:p>
            </table:table-cell>
          </table:table-row>
        </table:table-header-rows>
        <table:table-row>
          <table:table-cell table:style-name="Table1.A2" office:value-type="string">
            <text:p text:style-name="Table_20_Contents">ABB Document Storage and Retrieval System</text:p>
          </table:table-cell>
          <table:table-cell table:style-name="Table1.B2" office:value-type="string">
            <text:p text:style-name="Table_20_Contents">This was a secured internal website that housed approximately 75,000 documents from logs, standard operating procedures, engineering documents, MSDS worksheets etc.</text:p>
            <text:p text:style-name="Table_20_Contents"/>
            <text:p text:style-name="Table_20_Contents">I used this system very regularly as I was requested to update several SOP documents, upload the MSDS worksheets for my projects, and write several pieces of literature documenting the changes I made to the server room and how to operate the new equipment. Though this system is very useful, the search function was horrid at best and I spent innumerable amounts of time searching for documents by keywords that may or may not have been accurate.</text:p>
          </table:table-cell>
        </table:table-row>
        <table:table-row>
          <table:table-cell table:style-name="Table1.A2" office:value-type="string">
            <text:p text:style-name="Table_20_Contents">Inside ABB</text:p>
          </table:table-cell>
          <table:table-cell table:style-name="Table1.B2" office:value-type="string">
            <text:p text:style-name="Table_20_Contents">This is the ABB internal website for all divisions of ABB globally. I would check the news every morning for ABB updates and see what the other facilities were doing and also check for notifications regarding happenings within the power products high voltage division where I worked. This site was also used to manage my account password.</text:p>
            <text:p text:style-name="Table_20_Contents"/>
            <text:p text:style-name="Table_20_Contents">Overall this site wasn't vital to day to day work but it was definitely beneficial to know what was happening with corporate.</text:p>
          </table:table-cell>
        </table:table-row>
        <table:table-row>
          <table:table-cell table:style-name="Table1.A2" office:value-type="string">
            <text:p text:style-name="Table_20_Contents">IBM Helpdesk</text:p>
          </table:table-cell>
          <table:table-cell table:style-name="Table1.B2" office:value-type="string">
            <text:p text:style-name="Table_20_Contents">This resource was more or less a wash as far as helpfulness goes. Due to the fact that IBM operates and maintains all of the ABB computing equipment all support and notifications needed to be called into the helpdesk. Though all requests were successfully resolved, communication with foreigners over the phone adds a new level of difficulty.</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raden Licastro<text:tab/>Description of Career Resources<text:tab/>CMPSC 501</text:p>
      </style:header>
      <style:footer>
        <text:p text:style-name="MP1"><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Licastro</meta:initial-creator>
    <meta:creation-date>2013-09-08T22:24:13</meta:creation-date>
    <dc:date>2013-09-09T00:03:43</dc:date>
    <dc:creator>Braden Licastro</dc:creator>
    <meta:editing-duration>PT19M55S</meta:editing-duration>
    <meta:editing-cycles>4</meta:editing-cycles>
    <meta:generator>LibreOffice/3.5$Linux_X86_64 LibreOffice_project/350m1$Build-2</meta:generator>
    <meta:document-statistic meta:table-count="1" meta:image-count="0" meta:object-count="0" meta:page-count="2" meta:paragraph-count="12" meta:word-count="261" meta:character-count="1582" meta:non-whitespace-character-count="1333"/>
  </office:meta>
</office:document-meta>
</file>